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margin-left="0.9898in" fo:margin-right="0.9165in" fo:text-align="justify"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lgorithmic Perspectives in the </text:p>
      <text:p text:style-name="P2">UPLB Student Registration Process</text:p>
      <text:p text:style-name="P3"><text:span text:style-name="T1"/></text:p>
      <text:p text:style-name="P3">A Seminar </text:p>
      <text:p text:style-name="P3"/>
      <text:p text:style-name="P3"/>
      <text:p text:style-name="P3"/>
      <text:p text:style-name="P3"/>
      <text:p text:style-name="P3">Joseph Anthony C. Hermocilla</text:p>
      <text:p text:style-name="P3"/>
      <text:p text:style-name="P3"/>
      <text:p text:style-name="P3">February 5, 2008</text:p>
      <text:p text:style-name="P3">10 am</text:p>
      <text:p text:style-name="P3">ICS Lecture Hall 4</text:p>
      <text:p text:style-name="P1"/>
      <text:p text:style-name="P1"/>
      <text:p text:style-name="P1"/>
      <text:p text:style-name="P1"/>
      <text:p text:style-name="P1"/>
      <text:p text:style-name="P3">Abstract</text:p>
      <text:p text:style-name="P1"/>
      <text:p text:style-name="P4"><text:span text:style-name="T1"/></text:p>
      <text:p text:style-name="P5">During the registration period, students often ask questions on how the subjects they have to take and the section they were assigned to were generated. <text:s/>This seminar will present the answer to the above questions by looking at the algorithmic perspective of the registration process. Computational problems associated with the registration process will be defined and proposed solutions will be presented.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8-02-03T15:43:50</meta:creation-date>
    <dc:date>2008-02-03T16:16:27</dc:date>
    <dc:language>en-US</dc:language>
    <meta:editing-cycles>12</meta:editing-cycles>
    <meta:editing-duration>PT32M39S</meta:editing-duration>
    <meta:user-defined meta:name="Info 1"/>
    <meta:user-defined meta:name="Info 2"/>
    <meta:user-defined meta:name="Info 3"/>
    <meta:user-defined meta:name="Info 4"/>
    <meta:document-statistic meta:table-count="0" meta:image-count="0" meta:object-count="0" meta:page-count="1" meta:paragraph-count="9" meta:word-count="85" meta:character-count="557"/>
  </office:meta>
</office:document-meta>
</file>